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025d50" officeooo:paragraph-rsid="00025d50" style:font-size-asian="12pt" style:font-size-complex="12pt"/>
    </style:style>
    <style:style style:name="P2" style:family="paragraph" style:parent-style-name="Standard">
      <style:text-properties officeooo:rsid="00025d50" officeooo:paragraph-rsid="00025d50"/>
    </style:style>
    <style:style style:name="P3" style:family="paragraph" style:parent-style-name="Standard">
      <style:text-properties fo:color="#000000" loext:opacity="100%" style:font-name="Liberation Serif" fo:font-size="12pt" officeooo:rsid="00025d50" officeooo:paragraph-rsid="00025d50" style:font-size-asian="12pt" style:font-size-complex="12pt"/>
    </style:style>
    <style:style style:name="T1" style:family="text">
      <style:text-properties officeooo:rsid="00025d50"/>
    </style:style>
    <style:style style:name="T2" style:family="text">
      <style:text-properties fo:letter-spacing="normal" loext:padding="0cm" loext:border="none"/>
    </style:style>
    <style:style style:name="T3" style:family="text">
      <style:text-properties fo:color="#000000" loext:opacity="100%" style:font-name="Liberation Serif" fo:font-size="12pt" style:font-size-asian="12pt" style:font-size-complex="12pt"/>
    </style:style>
    <style:style style:name="T4" style:family="text">
      <style:text-properties fo:color="#000000" loext:opacity="100%" style:font-name="Liberation Serif" fo:font-size="12pt" officeooo:rsid="00025d50" style:font-size-asian="12pt" style:font-size-complex="12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letter-spacing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– More on Grep Command</text:p>
      <text:p text:style-name="P3"/>
      <text:p text:style-name="P1">1) List those entries that are 5 letters long and starts with Y</text:p>
      <text:p text:style-name="Text_20_body"><text:span text:style-name="T3"><text:line-break/></text:span><text:span text:style-name="T4">Ans: </text:span><text:span text:style-name="Source_20_Text"><text:span text:style-name="T6">grep -E "^Y.{4}$" myfile.txt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0:36:38.765342906</meta:creation-date>
    <dc:date>2023-09-19T20:41:04.700671645</dc:date>
    <meta:editing-duration>PT4M2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3" meta:character-count="131" meta:non-whitespace-character-count="108"/>
  </office:meta>
</office:document-meta>
</file>